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P1" style:family="paragraph" style:parent-style-name="Title">
      <style:text-properties officeooo:rsid="00091e34" officeooo:paragraph-rsid="00091e34"/>
    </style:style>
    <style:style style:name="P2" style:family="paragraph" style:parent-style-name="Subtitle">
      <style:text-properties officeooo:rsid="00091e34" officeooo:paragraph-rsid="00091e34"/>
    </style:style>
    <style:style style:name="P3" style:family="paragraph" style:parent-style-name="Heading_20_1">
      <style:text-properties officeooo:rsid="00091e34" officeooo:paragraph-rsid="00091e34"/>
    </style:style>
    <style:style style:name="P4" style:family="paragraph" style:parent-style-name="Text_20_body" style:list-style-name="L1">
      <style:text-properties officeooo:rsid="00091e34" officeooo:paragraph-rsid="00091e34"/>
    </style:style>
    <style:style style:name="P5" style:family="paragraph" style:parent-style-name="Heading_20_1">
      <style:text-properties officeooo:rsid="000c0022" officeooo:paragraph-rsid="000c0022"/>
    </style:style>
    <style:style style:name="P6" style:family="paragraph" style:parent-style-name="Heading_20_2">
      <style:text-properties officeooo:rsid="000c0022" officeooo:paragraph-rsid="000c0022"/>
    </style:style>
    <style:style style:name="P7" style:family="paragraph" style:parent-style-name="Text_20_body">
      <style:text-properties officeooo:rsid="000a389d" officeooo:paragraph-rsid="000a389d"/>
    </style:style>
    <style:style style:name="P8" style:family="paragraph" style:parent-style-name="Heading_20_1">
      <style:text-properties officeooo:rsid="000a389d" officeooo:paragraph-rsid="000a389d"/>
    </style:style>
    <style:style style:name="P9" style:family="paragraph" style:parent-style-name="Heading_20_2">
      <style:text-properties officeooo:rsid="000a389d" officeooo:paragraph-rsid="000a389d"/>
    </style:style>
    <style:style style:name="P10" style:family="paragraph" style:parent-style-name="Text_20_body">
      <style:text-properties officeooo:rsid="000c0022" officeooo:paragraph-rsid="000c0022"/>
    </style:style>
    <style:style style:name="P11" style:family="paragraph" style:parent-style-name="Text_20_body">
      <style:paragraph-properties fo:text-align="start" style:justify-single-word="false"/>
      <style:text-properties officeooo:rsid="000c0022" officeooo:paragraph-rsid="000c0022"/>
    </style:style>
    <style:style style:name="P12" style:family="paragraph" style:parent-style-name="Text_20_body">
      <style:paragraph-properties fo:text-align="center" style:justify-single-word="false"/>
      <style:text-properties officeooo:rsid="000c0022" officeooo:paragraph-rsid="000c0022"/>
    </style:style>
    <style:style style:name="T1" style:family="text">
      <style:text-properties officeooo:rsid="000c615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c0022" style:font-weight-asian="normal" style:font-weight-complex="normal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onential Growth and Decay</text:p>
      <text:p text:style-name="P2">College Algebra</text:p>
      <text:h text:style-name="P3" text:outline-level="1">Main Ideas</text:h>
      <text:list text:style-name="L1">
        <text:list-item>
          <text:p text:style-name="P4">Exponential functions model situations when you calculate the change from one time unit to the next by multiplying by a constant amount.</text:p>
        </text:list-item>
        <text:list-item>
          <text:p text:style-name="P4">When you multiply by a number larger than 1, the function models exponential growth.</text:p>
        </text:list-item>
        <text:list-item>
          <text:p text:style-name="P4">When you multiply by a number less than 1, the function models exponential decay.</text:p>
        </text:list-item>
        <text:list-item>
          <text:p text:style-name="P4">Exponential functions are very common in science <text:span text:style-name="T1">and finance </text:span>classes.</text:p>
        </text:list-item>
      </text:list>
      <text:h text:style-name="P5" text:outline-level="1">Exponential Functions</text:h>
      <text:h text:style-name="P6" text:outline-level="2">Definitions</text:h>
      <text:p text:style-name="P7">A function <draw:frame draw:style-name="fr1" draw:name="Object1" text:anchor-type="as-char" svg:y="-0.1909in" svg:width="0.7744in" svg:height="0.2398in" draw:z-index="0"><draw:object xlink:href="./Object 1" xlink:type="simple" xlink:show="embed" xlink:actuate="onLoad"/><draw:image xlink:href="./ObjectReplacements/Object 1" xlink:type="simple" xlink:show="embed" xlink:actuate="onLoad"/></draw:frame><text:s/>is an <text:span text:style-name="T2">exponential function</text:span><text:span text:style-name="T3">. We call the number </text:span><text:span text:style-name="T3"><draw:frame draw:style-name="fr1" draw:name="Object2" text:anchor-type="as-char" svg:y="-0.1791in" svg:width="0.0945in" svg:height="0.2244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<text:s/>the</text:span><text:span text:style-name="T2"> base</text:span><text:span text:style-name="T3"> and require that the base is a positive number. The number </text:span><text:span text:style-name="T3"><draw:frame draw:style-name="fr1" draw:name="Object3" text:anchor-type="as-char" svg:y="-0.1791in" svg:width="0.1189in" svg:height="0.2244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3"><text:s/>is the </text:span><text:span text:style-name="T2">initial condition</text:span><text:span text:style-name="T3">. </text:span><text:span text:style-name="T4">In most cases, we want </text:span><text:span text:style-name="T4"><draw:frame draw:style-name="fr1" draw:name="Object8" text:anchor-type="as-char" svg:y="-0.1791in" svg:width="0.1189in" svg:height="0.2244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4"><text:s/>to be a positive number.</text:span></text:p>
      <text:p text:style-name="P7"><text:span text:style-name="T3">If </text:span><text:span text:style-name="T3"><draw:frame draw:style-name="fr1" draw:name="Object4" text:anchor-type="as-char" svg:y="-0.1791in" svg:width="0.2937in" svg:height="0.2264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3">, then the exponential function shows </text:span><text:span text:style-name="T2">exponential growth</text:span><text:span text:style-name="T3"> with </text:span><text:span text:style-name="T2">growth factor</text:span><text:span text:style-name="T3"> </text:span><text:span text:style-name="T3"><draw:frame draw:style-name="fr1" draw:name="Object5" text:anchor-type="as-char" svg:y="-0.1791in" svg:width="0.0945in" svg:height="0.2244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3">.</text:span></text:p>
      <text:p text:style-name="P7"><text:span text:style-name="T3">If </text:span><text:span text:style-name="T3"><draw:frame draw:style-name="fr1" draw:name="Object6" text:anchor-type="as-char" svg:y="-0.1791in" svg:width="0.2937in" svg:height="0.2264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">, then the exponential function shows </text:span><text:span text:style-name="T2">exponential decay</text:span><text:span text:style-name="T3"> with </text:span><text:span text:style-name="T2">decay factor</text:span><text:span text:style-name="T3"> </text:span><text:span text:style-name="T3"><draw:frame draw:style-name="fr1" draw:name="Object7" text:anchor-type="as-char" svg:y="-0.1791in" svg:width="0.0945in" svg:height="0.2244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">.</text:span></text:p>
      <text:h text:style-name="P8" text:outline-level="1">Converting Units for Growth or Decay Factors</text:h>
      <text:h text:style-name="P9" text:outline-level="2">Note</text:h>
      <text:p text:style-name="P10">We sometimes want to change time units for different problems. For example, if we know the growth factor per year, we can turn it into a growth factor per decade. This will be useful when we talk about percentage change in the next section.</text:p>
      <text:h text:style-name="P6" text:outline-level="2">How To – Convert Growth or Decay Factors for Different Time Units</text:h>
      <text:p text:style-name="P11">If <draw:frame draw:style-name="fr1" draw:name="Object9" text:anchor-type="as-char" svg:y="-0.1791in" svg:width="0.0945in" svg:height="0.2244in" draw:z-index="8"><draw:object xlink:href="./Object 9" xlink:type="simple" xlink:show="embed" xlink:actuate="onLoad"/><draw:image xlink:href="./ObjectReplacements/Object 9" xlink:type="simple" xlink:show="embed" xlink:actuate="onLoad"/></draw:frame><text:s/>is the growth or decay factor for a time unit (like years) and <draw:frame draw:style-name="fr1" draw:name="Object10" text:anchor-type="as-char" svg:y="-0.1791in" svg:width="0.1209in" svg:height="0.2244in" draw:z-index="9"><draw:object xlink:href="./Object 10" xlink:type="simple" xlink:show="embed" xlink:actuate="onLoad"/><draw:image xlink:href="./ObjectReplacements/Object 10" xlink:type="simple" xlink:show="embed" xlink:actuate="onLoad"/></draw:frame><text:s/>is the growth or decay factor for <draw:frame draw:style-name="fr1" draw:name="Object11" text:anchor-type="as-char" svg:y="-0.1791in" svg:width="0.0925in" svg:height="0.2244in" draw:z-index="10"><draw:object xlink:href="./Object 11" xlink:type="simple" xlink:show="embed" xlink:actuate="onLoad"/><draw:image xlink:href="./ObjectReplacements/Object 11" xlink:type="simple" xlink:show="embed" xlink:actuate="onLoad"/></draw:frame><text:s/>repeated time units (like decades), then use the following formulas to convert between the growth or decay factors.</text:p>
      <text:p text:style-name="P12"><draw:frame draw:style-name="fr1" draw:name="Object12" text:anchor-type="as-char" svg:y="-0.1909in" svg:width="0.4118in" svg:height="0.2362in" draw:z-index="11"><draw:object xlink:href="./Object 12" xlink:type="simple" xlink:show="embed" xlink:actuate="onLoad"/><draw:image xlink:href="./ObjectReplacements/Object 12" xlink:type="simple" xlink:show="embed" xlink:actuate="onLoad"/></draw:frame><text:s/>and <draw:frame draw:style-name="fr1" draw:name="Object13" text:anchor-type="as-char" svg:y="-0.3335in" svg:width="0.4311in" svg:height="0.3783in" draw:z-index="12"><draw:object xlink:href="./Object 13" xlink:type="simple" xlink:show="embed" xlink:actuate="onLoad"/><draw:image xlink:href="./ObjectReplacements/Object 1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4T09:39:28.012000000</meta:creation-date>
    <dc:date>2024-10-24T10:14:43.765000000</dc:date>
    <meta:editing-duration>PT2M2S</meta:editing-duration>
    <meta:editing-cycles>1</meta:editing-cycles>
    <meta:generator>LibreOffice/24.8.2.1$Windows_x86 LibreOffice_project/0f794b6e29741098670a3b95d60478a65d05ef13</meta:generator>
    <meta:document-statistic meta:table-count="0" meta:image-count="0" meta:object-count="13" meta:page-count="1" meta:paragraph-count="18" meta:word-count="241" meta:character-count="1396" meta:non-whitespace-character-count="1167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P</mi>
      </mrow>
      <msup>
        <mi>a</mi>
        <mi>x</mi>
      </msup>
    </mrow>
    <annotation encoding="StarMath 5.0">f( x ) = P a^x</annotation>
  </semantics>
</math>
</file>

<file path=Object 10/content.xml><?xml version="1.0" encoding="utf-8"?>
<math xmlns="http://www.w3.org/1998/Math/MathML" display="block">
  <semantics>
    <mi>A</mi>
    <annotation encoding="StarMath 5.0">A</annotation>
  </semantics>
</math>
</file>

<file path=Object 11/content.xml><?xml version="1.0" encoding="utf-8"?>
<math xmlns="http://www.w3.org/1998/Math/MathML" display="block">
  <semantics>
    <mi>k</mi>
    <annotation encoding="StarMath 5.0">k</annotation>
  </semantics>
</math>
</file>

<file path=Object 12/content.xml><?xml version="1.0" encoding="utf-8"?>
<math xmlns="http://www.w3.org/1998/Math/MathML" display="block">
  <semantics>
    <mrow>
      <mi>A</mi>
      <mo stretchy="false">=</mo>
      <msup>
        <mi>a</mi>
        <mi>k</mi>
      </msup>
    </mrow>
    <annotation encoding="StarMath 5.0">A = a^k</annotation>
  </semantics>
</math>
</file>

<file path=Object 13/content.xml><?xml version="1.0" encoding="utf-8"?>
<math xmlns="http://www.w3.org/1998/Math/MathML" display="block">
  <semantics>
    <mrow>
      <mi>a</mi>
      <mo stretchy="false">=</mo>
      <msup>
        <mi>A</mi>
        <mfrac>
          <mn>1</mn>
          <mi>k</mi>
        </mfrac>
      </msup>
    </mrow>
    <annotation encoding="StarMath 5.0">a = A ^ { 1 over k }</annotation>
  </semantics>
</math>
</file>

<file path=Object 2/content.xml><?xml version="1.0" encoding="utf-8"?>
<math xmlns="http://www.w3.org/1998/Math/MathML" display="block">
  <semantics>
    <mi>a</mi>
    <annotation encoding="StarMath 5.0">a</annotation>
  </semantics>
</math>
</file>

<file path=Object 3/content.xml><?xml version="1.0" encoding="utf-8"?>
<math xmlns="http://www.w3.org/1998/Math/MathML" display="block">
  <semantics>
    <mi>P</mi>
    <annotation encoding="StarMath 5.0">P</annotation>
  </semantics>
</math>
</file>

<file path=Object 4/content.xml><?xml version="1.0" encoding="utf-8"?>
<math xmlns="http://www.w3.org/1998/Math/MathML" display="block">
  <semantics>
    <mrow>
      <mi>a</mi>
      <mo stretchy="false">&gt;</mo>
      <mn>1</mn>
    </mrow>
    <annotation encoding="StarMath 5.0">a&gt;1</annotation>
  </semantics>
</math>
</file>

<file path=Object 5/content.xml><?xml version="1.0" encoding="utf-8"?>
<math xmlns="http://www.w3.org/1998/Math/MathML" display="block">
  <semantics>
    <mi>a</mi>
    <annotation encoding="StarMath 5.0">a</annotation>
  </semantics>
</math>
</file>

<file path=Object 6/content.xml><?xml version="1.0" encoding="utf-8"?>
<math xmlns="http://www.w3.org/1998/Math/MathML" display="block">
  <semantics>
    <mrow>
      <mi>a</mi>
      <mo stretchy="false">&lt;</mo>
      <mn>1</mn>
    </mrow>
    <annotation encoding="StarMath 5.0">a&lt;1</annotation>
  </semantics>
</math>
</file>

<file path=Object 7/content.xml><?xml version="1.0" encoding="utf-8"?>
<math xmlns="http://www.w3.org/1998/Math/MathML" display="block">
  <semantics>
    <mi>a</mi>
    <annotation encoding="StarMath 5.0">a</annotation>
  </semantics>
</math>
</file>

<file path=Object 8/content.xml><?xml version="1.0" encoding="utf-8"?>
<math xmlns="http://www.w3.org/1998/Math/MathML" display="block">
  <semantics>
    <mi>P</mi>
    <annotation encoding="StarMath 5.0">P</annotation>
  </semantics>
</math>
</file>

<file path=Object 9/content.xml><?xml version="1.0" encoding="utf-8"?>
<math xmlns="http://www.w3.org/1998/Math/MathML" display="block">
  <semantics>
    <mi>a</mi>
    <annotation encoding="StarMath 5.0">a</annotation>
  </semantics>
</math>
</file>